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 svg:font-family="'Noto Sans Devanagari'" style:font-family-generic="swiss"/>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Brødtekst">
      <style:paragraph-properties style:writing-mode="lr-tb"/>
    </style:style>
    <style:style style:name="P2" style:family="paragraph" style:parent-style-name="Brødtekst" style:master-page-name="Standard">
      <style:paragraph-properties style:page-number="auto" style:writing-mode="lr-tb"/>
    </style:style>
    <style:style style:name="T1" style:family="text">
      <style:text-properties fo:language="da" fo:country="DK"/>
    </style:style>
    <style:style style:name="T2" style:family="text">
      <style:text-properties fo:language="de" fo:country="DE"/>
    </style:style>
    <style:style style:name="T3" style:family="text">
      <style:text-properties fo:language="zh" fo:country="TW" style:language-asian="zh" style:country-asian="TW"/>
    </style:style>
    <style:style style:name="T4" style:family="text">
      <style:text-properties fo:language="it" fo:country="IT"/>
    </style:style>
    <style:style style:name="T5" style:family="text">
      <style:text-properties fo:language="fr" fo:country="FR"/>
    </style:style>
    <style:style style:name="T6" style:family="text">
      <style:text-properties fo:language="en" fo:country="US"/>
    </style:style>
    <style:style style:name="T7" style:family="text">
      <style:text-properties fo:language="sv" fo:country="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1"><text:span text:style-name="T1">Fra hø</text:span>sten 2007 blir TV-sendingene i Norge digitale. Dette ber<text:span text:style-name="T1">ø</text:span>rer deg som tar imot TV via antenne. </text:p>
      <text:p text:style-name="P1"><text:s text:c="2"/></text:p>
      <text:p text:style-name="P1">Dette b<text:span text:style-name="T1">ø</text:span>r du vite om digital-TV </text:p>
      <text:p text:style-name="P1">Digital-TV-overgangen i bakkenettet Hva skjer? </text:p>
      <text:p text:style-name="P1"><text:span text:style-name="T1">Fra hø</text:span>sten 2007 starter digitale TV-sendinger for deg som tar imot TV med antenne. I dag sendes analoge TV-signaler gjennom lufta til TV-antennen din fra TV-sendere som st<text:span text:style-name="T1">å</text:span>r på bakken, derav navnet bakkenettet. Fra h<text:span text:style-name="T1">ø</text:span>sten 2007 endres disse sendingene til å bli digitale. Bakkenettet blir digitalt.</text:p>
      <text:p text:style-name="P1"/>
      <text:p text:style-name="P1">Endringene ber<text:span text:style-name="T1">ø</text:span>rer deg som tar inn TV via vanlig antenne </text:p>
      <text:p text:style-name="P1">I mange tilfeller har du valgmuligheter for hvordan du vil motta TV-signaler, for eksempel via antenne, kabel, parabol eller bredb<text:span text:style-name="T1">å</text:span>nd. </text:p>
      <text:p text:style-name="P1">Vil du se TV via antenne kan du kan fremdeles benytte deg av din n<text:span text:style-name="T1">å</text:span>v<text:span text:style-name="T1">ærende TV. Men du m</text:span>å koble en digital dekoder (mottakerboks) til TV-apparatet for at den skal ”forstå” de digitale signalene. Den digitale dekoderen må du anskaffe selv. Etter hvert vil de analoge sendingene i bakkenettet bli stanset - og har du ikke foretatt deg noe innen da f<text:span text:style-name="T1">år du ikke sett TV. </text:span></text:p>
      <text:p text:style-name="P1"/>
      <text:p text:style-name="P1">De som mottar TV-signaler via kabel-TV, parabol/satellitt og bredb<text:span text:style-name="T1">å</text:span>nds-TV er ikke direkte ber<text:span text:style-name="T1">ø</text:span>rt av omleggingen i bakkenettet, men de fleste vil få en ny valgmulighet. </text:p>
      <text:p text:style-name="P1"/>
      <text:p text:style-name="P1"><text:span text:style-name="T2">NYE MULIGHETER MED DIGITAL-TV! </text:span></text:p>
      <text:p text:style-name="P1">Stortinget har vedtatt<text:span text:style-name="T1"> at TV-sendingene via bakkenettet skal væ</text:span>re digitale. Det betyr flere valgmuligheter og nye kanaler for folk flest. De som tidligere kun har hatt tilgang til NRK og TV2 vil med det digitale bakkenettet få tilgang til flere kanaler. Flere husstander vil kunne delta i den teknologiske utviklingen. </text:p>
      <text:p text:style-name="P1"><text:s/></text:p>
      <text:p text:style-name="P1"/>
      <text:p text:style-name="P1"><text:span text:style-name="T1">Med digitale TV-sendinger vil lyd- og bildekvaliteten bli bedre. </text:span></text:p>
      <text:p text:style-name="P1"><text:s/></text:p>
      <text:p text:style-name="P1"/>
      <text:p text:style-name="P1">Mange nye kanal- og programtilbud utvikles kun i den digitale teknologien. For å få tilgang til disse er du avhengig av å kunne motta digitale TV-signaler. </text:p>
      <text:p text:style-name="P1"/>
      <text:p text:style-name="P1"/>
      <text:p text:style-name="P1"><text:span text:style-name="T1">Med digital-TV vil du kunne f</text:span>å tilgang til nye tjenester. For eksempel vil NRK tilby et bedre tekst-TV og du vil få en elektronisk programguide rett på skjermen. </text:p>
      <text:p text:style-name="P1"/>
      <text:p text:style-name="P1"><text:soft-page-break/>Slik TV-sendingene i bakkenettet fungerer i dag er kapasiteten sprengt. For at kanaler skal få plass i bakkenettet, har de fleste europeiske land g<text:span text:style-name="T1">å</text:span>tt over til digitale TV-sendinger.</text:p>
      <text:p text:style-name="P1"/>
      <text:p text:style-name="P1">Hvordan ta imot Digital-TV? </text:p>
      <text:p text:style-name="P1">Digital-TV kan tas imot på fire m<text:span text:style-name="T1">å</text:span>ter, avhengig av tilbudet der du bor. Uansett hvordan du velger å ta imot digital-TV må du koble en digital dekoder (mottagerboks) til TV-apparatet ditt. </text:p>
      <text:p text:style-name="P1"/>
      <text:p text:style-name="P1"><text:span text:style-name="T2">ANTENNE </text:span></text:p>
      <text:p text:style-name="P1">Digital-TV kan tas imot med antenne. Les mer om hvordan i denne folderen. For mer informasjon, ta kontakt med en radio- og TV-forhandler, NTV eller RiksTV. </text:p>
      <text:p text:style-name="P1"/>
      <text:p text:style-name="P1"><text:span text:style-name="T2">PARABOLANTENNE </text:span></text:p>
      <text:p text:style-name="P1">Alle TV-sendinger via parabol er i dag allerede digitale. For mer informasjon, ta kontakt med en radio- og TV-forhandler, Viasat eller Canal Digital. </text:p>
      <text:p text:style-name="P1"/>
      <text:p text:style-name="P1"><text:span text:style-name="T2">KABEL </text:span></text:p>
      <text:p text:style-name="P1">De fleste kabel-TV-leverand<text:span text:style-name="T1">ø</text:span>rer tilbyr digital-TV*. For mer informasjon, ta kontakt med en kabel-TV-leverand<text:span text:style-name="T1">ø</text:span>r der du bor eller Canal Digital eller GET. </text:p>
      <text:p text:style-name="P1"/>
      <text:p text:style-name="P1"><text:span text:style-name="T1">BREDBÅ</text:span>ND </text:p>
      <text:p text:style-name="P1">Noen husstander kan ta imot digital-TV gjennom en bredb<text:span text:style-name="T1">å</text:span>ndstilknytning. Dette betegnes ofte som IP-TV og det kreves en bredb<text:span text:style-name="T1">å</text:span>ndsforbindelse med h<text:span text:style-name="T1">ø</text:span>y hastighet. For mer informasjon, ta kontakt med en bredb<text:span text:style-name="T1">å</text:span>ndsleverand<text:span text:style-name="T1">ø</text:span>r. </text:p>
      <text:p text:style-name="P1"/>
      <text:p text:style-name="P1">Ønsker du kabel-TV kan du vanligvis velge mellom å benytte analog- eller digital-TV (eller begge deler). For analoge signaler er ikke digital dekoder n<text:span text:style-name="T1">ø</text:span>dvendig. Noen leverand<text:span text:style-name="T1">ø</text:span>rer lar deg velge om du vil ha en digital dekoder eller ikke, avhengig av hvilket kanaltilbud du <text:span text:style-name="T1">ø</text:span>nsker. </text:p>
      <text:p text:style-name="P1"/>
      <text:p text:style-name="P1">Kan alle ta imot Digital-TV via antenne?</text:p>
      <text:p text:style-name="P1">Det digitale bakkenettet vil dekke 95 % av norske husstander. Tommelfingerregelen er at tar du imot TV 2 via antenne i dag, f<text:span text:style-name="T1">år du ogs</text:span>å tatt imot digital-TV via den samme antennen. </text:p>
      <text:p text:style-name="P1"><text:s text:c="9"/></text:p>
      <text:p text:style-name="P1">Dekningskart for det digitale bakkenettet finner du på www.ntv.no/hvor </text:p>
      <text:p text:style-name="P1"/>
      <text:p text:style-name="P1">Jeg ser TV via antenne </text:p>
      <text:p text:style-name="P1"/>
      <text:p text:style-name="P1"><text:soft-page-break/>Hva b<text:span text:style-name="T1">ør jeg gjø</text:span><text:span text:style-name="T3">re? </text:span></text:p>
      <text:p text:style-name="P1">En ting er sikkert - noe må du gj<text:span text:style-name="T1">ø</text:span><text:span text:style-name="T4">re. </text:span></text:p>
      <text:p text:style-name="P1"/>
      <text:p text:style-name="P1">I det f<text:span text:style-name="T1">ø</text:span>lgende finner du en sjekkliste som kan v<text:span text:style-name="T1">æ</text:span>re til hjelp n<text:span text:style-name="T1">å</text:span>r du skal bestemme deg for hva du vil gj<text:span text:style-name="T1">ø</text:span><text:span text:style-name="T4">re. </text:span></text:p>
      <text:p text:style-name="P1"><text:span text:style-name="T2">1. HVORDAN </text:span>Ø<text:span text:style-name="T2">NSKER DU </text:span>Å <text:span text:style-name="T3">SE TV? </text:span></text:p>
      <text:p text:style-name="P1"><text:span text:style-name="T5">Du b</text:span><text:span text:style-name="T1">ør i god tid fø</text:span>r de analoge TV-sendingene blir stanset, bestemme deg for om du vil ta imot digital-TV via antenne, kabel, parabol eller bredb<text:span text:style-name="T1">å</text:span>nd. </text:p>
      <text:p text:style-name="P1">Unders<text:span text:style-name="T1">ø</text:span>k hva som passer deg best og hvilke muligheter du har der du bor. Husk at kostnader og kanaltilbud varierer hos de ulike leverand<text:span text:style-name="T1">ø</text:span>rene. </text:p>
      <text:p text:style-name="P1">2. HVA SLAGS KANALTILBUD Ø<text:span text:style-name="T2">NSKER DU? </text:span></text:p>
      <text:p text:style-name="P1">Ønsker du kun NRK1, NRK2 og NRK3 (NRK Super fra desember 2007) pluss en rekke radiokanaler fra NRK, kan du ta inn disse via antenne. Du trenger ikke å tegne abonnement hos noen leverand<text:span text:style-name="T1">ø</text:span>r for å motta disse kanalene. </text:p>
      <text:p text:style-name="P1"><text:span text:style-name="T6">For </text:span>å <text:span text:style-name="T1">kunne se TV 2, Lokal-TV og Å</text:span>pen kanal via antenne må du tegne et abon- nement hos RiksTV, men du trenger ikke å betale noe for abonnementet ut 2009. </text:p>
      <text:p text:style-name="P1">Ønsker du et bredere kanaltilbud b<text:span text:style-name="T1">ø</text:span><text:span text:style-name="T7">r du unders</text:span><text:span text:style-name="T1">ø</text:span>ke betal-TV-tilbudene hos de ulike leverand<text:span text:style-name="T1">ørene som leverer TV-signaler via bakkenett, kabel-TV, parabol og bredbå</text:span>nd. </text:p>
      <text:p text:style-name="P1"><text:span text:style-name="T2">3. HAR DU TV I FLERE ROM, P</text:span>Å <text:span text:style-name="T6">HYTTA, I B</text:span><text:span text:style-name="T1">Å</text:span><text:span text:style-name="T2">TEN </text:span></text:p>
      <text:p text:style-name="P1"><text:span text:style-name="T2">ELLER I CAMPINGVOGNA? </text:span></text:p>
      <text:p text:style-name="P1"/>
      <text:p text:style-name="P1">Med overgangen til digital-TV trenger du i de fleste tilfeller en dekoder til hvert TV-apparat. </text:p>
      <text:p text:style-name="P1">Flere leverand<text:span text:style-name="T1">ø</text:span>rer tilbyr flere dekodere til redusert pris, kortidsabonnement for fritidsboliger og lignende, hvis du abonnerer på deres tilbud. Unders<text:span text:style-name="T1">ø</text:span>k tilbudene fra de ulike leverand<text:span text:style-name="T1">ørene og TV-forhandlerne. </text:span></text:p>
      <text:p text:style-name="P1"/>
      <text:p text:style-name="P1"/>
      <text:p text:style-name="P1">Tidspunkt for <text:span text:style-name="T1">å</text:span>pning av det digitale bakkenettet og slukking av de analoge tv-sendingene</text:p>
      <text:p text:style-name="P1"/>
      <text:p text:style-name="P1">For andre lokale leverand<text:span text:style-name="T1">ø</text:span>rer, se lokal telefonkatalog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 svg:font-family="'Noto Sans Devanagari'" style:font-family-generic="swiss"/>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nb" fo:country="NO"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1.27cm" style:writing-mode="page"/>
      <style:text-properties fo:font-variant="normal" fo:text-transform="none" style:use-window-font-color="true" style:text-outline="false" style:text-line-through-style="none" style:text-line-through-type="none" style:text-position="0% 100%" style:font-name="Times New Roman" fo:font-size="12pt" fo:letter-spacing="normal" fo:language="nb" fo:country="NO"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size="12pt" fo:language="en" fo:country="US" style:font-size-asian="12pt" style:language-asian="en" style:country-asian="US" style:font-size-complex="12pt" style:language-complex="ar" style:country-complex="SA" fo:hyphenate="true"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rødtekst" style:family="paragraph" style:default-outline-level="">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push-char-count="2" loext:hyphenation-no-caps="false"/>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51cm" fo:margin-bottom="1.499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501cm" fo:margin-left="0cm" fo:margin-right="0cm" fo:margin-top="0.4cm" style:dynamic-spacing="true"/>
      </style:footer-style>
    </style:page-layout>
  </office:automatic-styles>
  <office:master-styles>
    <style:master-page style:name="Standard" style:page-layout-name="Mpm1">
      <style:header>
        <text:p text:style-name="Standard"/>
      </style:header>
      <style:footer>
        <text:p text:style-name="Standard"/>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document-statistic meta:table-count="0" meta:image-count="0" meta:object-count="0" meta:page-count="3" meta:paragraph-count="49" meta:word-count="842" meta:character-count="5235" meta:non-whitespace-character-count="4384"/>
    <meta:generator>LibreOffice/6.4.6.2$Linux_X86_64 LibreOffice_project/40$Build-2</meta:generator>
  </office:meta>
</office:document-meta>
</file>